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773cm"/>
    </style:style>
    <style:style style:name="gr3" style:family="graphic" style:parent-style-name="standard">
      <style:graphic-properties draw:stroke="none" svg:stroke-color="#000000" draw:fill="none" draw:fill-color="#ffffff" fo:min-height="1.112cm"/>
    </style:style>
    <style:style style:name="gr4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643cm"/>
    </style:style>
    <style:style style:name="gr6" style:family="graphic" style:parent-style-name="standard">
      <style:graphic-properties draw:stroke="none" svg:stroke-color="#000000" draw:fill="none" draw:fill-color="#ffffff" fo:min-height="0.628cm"/>
    </style:style>
    <style:style style:name="gr7" style:family="graphic" style:parent-style-name="standard">
      <style:graphic-properties draw:stroke="none" svg:stroke-color="#000000" draw:fill="none" draw:fill-color="#ffffff" fo:min-height="1.154cm"/>
    </style:style>
    <style:style style:name="gr8" style:family="graphic" style:parent-style-name="standard">
      <style:graphic-properties draw:stroke="none" svg:stroke-color="#000000" draw:fill="none" draw:fill-color="#ffffff" fo:min-height="1.736cm"/>
    </style:style>
    <style:style style:name="gr9" style:family="graphic" style:parent-style-name="standard">
      <style:graphic-properties draw:stroke="none" svg:stroke-color="#000000" draw:fill="none" draw:fill-color="#ffffff" fo:min-height="0.945cm"/>
    </style:style>
    <style:style style:name="gr10" style:family="graphic" style:parent-style-name="objectwithoutfill">
      <style:graphic-properties draw:marker-start="" draw:marker-end="Arrow" draw:fill="none" draw:fill-color="#e6e6e6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1.713cm"/>
    </style:style>
    <style:style style:name="gr13" style:family="graphic" style:parent-style-name="standard">
      <style:graphic-properties draw:fill="none" draw:fill-color="#e6e6e6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fo:min-height="0.9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family="'Liberation Sans'" style:font-style-name="Regular" style:font-family-generic="swiss" fo:font-size="18pt" fo:font-weight="normal" style:font-family-asian="'Liberation Sans'" style:font-style-name-asian="Regular" style:font-family-generic-asian="swiss" style:font-size-asian="18pt" style:font-weight-asian="normal" style:font-family-complex="'Liberation Sans'" style:font-style-name-complex="Regular" style:font-family-generic-complex="swiss" style:font-size-complex="18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'Liberation Sans'" style:font-style-name="Regular" style:font-family-generic="swiss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5cm" svg:height="2.257cm" svg:x="7.972cm" svg:y="10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109cm" svg:height="2.179cm" svg:x="7.787cm" svg:y="1.1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264cm" svg:height="2.023cm" svg:x="7.67cm" svg:y="1.447cm">
          <draw:text-box>
            <text:p text:style-name="P1"><text:span text:style-name="T1">Domain Specific Languages</text:span></text:p>
          </draw:text-box>
        </draw:frame>
        <draw:frame draw:style-name="gr3" draw:layer="layout" svg:width="3.307cm" svg:height="1.362cm" svg:x="9.249cm" svg:y="10.624cm">
          <draw:text-box>
            <text:p>OpenCL</text:p>
          </draw:text-box>
        </draw:frame>
        <draw:line draw:style-name="gr4" draw:text-style-name="P1" draw:layer="layout" svg:x1="15.619cm" svg:y1="6.977cm" svg:x2="13.323cm" svg:y2="6.977cm">
          <text:p/>
        </draw:line>
        <draw:custom-shape draw:style-name="gr1" draw:text-style-name="P1" draw:layer="layout" svg:width="6.379cm" svg:height="2.257cm" svg:x="6.915cm" svg:y="5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835cm" svg:height="2.132cm" svg:x="6.715cm" svg:y="5.427cm">
          <draw:text-box>
            <text:p text:style-name="P1"><text:span text:style-name="T2">PENCIL</text:span><text:span text:style-name="T1"> - <text:s/>Platform-Neutral Compute Intermediate Language</text:span></text:p>
          </draw:text-box>
        </draw:frame>
        <draw:frame draw:style-name="gr5" draw:text-style-name="P4" draw:layer="layout" svg:width="5.32cm" svg:height="2.893cm" svg:x="15.68cm" svg:y="5.688cm">
          <draw:text-box>
            <text:p text:style-name="P3"><text:span text:style-name="T1">Direct PENCIL programming</text:span><text:span text:style-name="T1"><text:line-break/></text:span><text:span text:style-name="T1">(hand written PENCIL code)</text:span></text:p>
          </draw:text-box>
        </draw:frame>
        <draw:frame draw:style-name="gr6" draw:text-style-name="P4" draw:layer="layout" svg:width="7.322cm" svg:height="0.962cm" svg:x="10.317cm" svg:y="3.715cm">
          <draw:text-box>
            <text:p text:style-name="P3"><text:span text:style-name="T1">DSL </text:span><text:span text:style-name="T3">→</text:span><text:span text:style-name="T1"> PENCIL compilers</text:span></text:p>
          </draw:text-box>
        </draw:frame>
        <draw:line draw:style-name="gr4" draw:text-style-name="P1" draw:layer="layout" svg:x1="10.321cm" svg:y1="3.336cm" svg:x2="10.327cm" svg:y2="5.482cm">
          <text:p/>
        </draw:line>
        <draw:frame draw:style-name="gr7" draw:text-style-name="P6" draw:layer="layout" svg:width="7.186cm" svg:height="1.404cm" svg:x="3.103cm" svg:y="8.109cm">
          <draw:text-box>
            <text:p text:style-name="P5"><text:span text:style-name="T4">Optimising, auto-parallelising PENCIL</text:span><text:span text:style-name="T5">→</text:span><text:span text:style-name="T4">OpenCL compiler</text:span></text:p>
          </draw:text-box>
        </draw:frame>
        <draw:line draw:style-name="gr4" draw:text-style-name="P1" draw:layer="layout" svg:x1="10.377cm" svg:y1="7.636cm" svg:x2="10.427cm" svg:y2="10.082cm">
          <text:p/>
        </draw:line>
        <draw:custom-shape draw:style-name="gr1" draw:text-style-name="P1" draw:layer="layout" svg:width="3.015cm" svg:height="2.257cm" svg:x="3.666cm" svg:y="14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673cm" svg:height="1.673cm" svg:x="3.864cm" svg:y="14.348cm">
          <draw:text-box>
            <text:p text:style-name="P1">NVIDIA GPUs</text:p>
          </draw:text-box>
        </draw:frame>
        <draw:custom-shape draw:style-name="gr1" draw:text-style-name="P1" draw:layer="layout" svg:width="3.015cm" svg:height="2.257cm" svg:x="7.467cm" svg:y="14.0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673cm" svg:height="1.673cm" svg:x="7.665cm" svg:y="14.349cm">
          <draw:text-box>
            <text:p text:style-name="P1">AMD GPUs</text:p>
          </draw:text-box>
        </draw:frame>
        <draw:custom-shape draw:style-name="gr1" draw:text-style-name="P1" draw:layer="layout" svg:width="3.015cm" svg:height="2.257cm" svg:x="11.268cm" svg:y="14.0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673cm" svg:height="1.673cm" svg:x="11.466cm" svg:y="14.35cm">
          <draw:text-box>
            <text:p text:style-name="P1">ARM GPUs</text:p>
          </draw:text-box>
        </draw:frame>
        <draw:custom-shape draw:style-name="gr1" draw:text-style-name="P1" draw:layer="layout" svg:width="3.924cm" svg:height="2.263cm" svg:x="15.469cm" svg:y="14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3.804cm" svg:height="1.362cm" svg:x="15.467cm" svg:y="14.351cm">
          <draw:text-box>
            <text:p text:style-name="P1"><text:span text:style-name="T4">Other accelerators</text:span></text:p>
          </draw:text-box>
        </draw:frame>
        <draw:frame draw:style-name="gr8" draw:layer="layout" svg:width="1.128cm" svg:height="1.986cm" svg:x="14.424cm" svg:y="14.481cm">
          <draw:text-box>
            <text:p>...</text:p>
          </draw:text-box>
        </draw:frame>
        <draw:line draw:style-name="gr4" draw:text-style-name="P1" draw:layer="layout" svg:x1="8.382cm" svg:y1="12.347cm" svg:x2="6.164cm" svg:y2="14.059cm">
          <text:p/>
        </draw:line>
        <draw:line draw:style-name="gr4" draw:text-style-name="P1" draw:layer="layout" svg:x1="9.471cm" svg:y1="12.308cm" svg:x2="9.471cm" svg:y2="14.059cm">
          <text:p/>
        </draw:line>
        <draw:line draw:style-name="gr4" draw:text-style-name="P1" draw:layer="layout" svg:x1="12.351cm" svg:y1="12.347cm" svg:x2="12.428cm" svg:y2="14.02cm">
          <text:p/>
        </draw:line>
        <draw:line draw:style-name="gr4" draw:text-style-name="P1" draw:layer="layout" svg:x1="13.479cm" svg:y1="12.23cm" svg:x2="15.58cm" svg:y2="14.136cm">
          <text:p/>
        </draw:line>
        <draw:frame draw:style-name="gr9" draw:text-style-name="P8" draw:layer="layout" svg:width="13.891cm" svg:height="1.195cm" svg:x="5.057cm" svg:y="16.677cm">
          <draw:text-box>
            <text:p><text:span text:style-name="T1">Portable performance across a range of platforms</text:span></text:p>
          </draw:text-box>
        </draw:frame>
        <draw:polyline draw:style-name="gr10" draw:text-style-name="P1" draw:layer="layout" svg:width="10.005cm" svg:height="5.712cm" svg:x="10.452cm" svg:y="9.28cm" svg:viewBox="0 0 10006 5713" draw:points="8614,5713 10006,5713 10006,0 0,0">
          <text:p/>
        </draw:polyline>
        <draw:frame draw:style-name="gr11" draw:text-style-name="P6" draw:layer="layout" svg:width="3.93cm" svg:height="1.673cm" svg:x="16.215cm" svg:y="10.813cm">
          <draw:text-box>
            <text:p text:style-name="P5"><text:span text:style-name="T4">Profile-based auto-tuning</text:span></text:p>
          </draw:text-box>
        </draw:frame>
        <draw:line draw:style-name="gr4" draw:text-style-name="P1" draw:layer="layout" svg:x1="6.392cm" svg:y1="11.141cm" svg:x2="7.948cm" svg:y2="11.141cm">
          <text:p/>
        </draw:line>
        <draw:frame draw:style-name="gr12" draw:text-style-name="P6" draw:layer="layout" svg:width="4.28cm" svg:height="1.963cm" svg:x="2.685cm" svg:y="10.384cm">
          <draw:text-box>
            <text:p text:style-name="P5"><text:span text:style-name="T4">Direct OpenCL programming</text:span></text:p>
          </draw:text-box>
        </draw:frame>
        <draw:custom-shape draw:style-name="gr13" draw:text-style-name="P1" draw:layer="layout" svg:width="1.051cm" svg:height="7.737cm" svg:x="2.7cm" svg:y="4.8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" draw:layer="layout" svg:width="3.697cm" svg:height="1.505cm" svg:x="-0.385cm" svg:y="8.067cm">
          <draw:text-box>
            <text:p text:style-name="P1"><text:span text:style-name="T1">Formal verif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stair Donaldson</meta:initial-creator>
    <meta:creation-date>2011-01-17T15:48:44</meta:creation-date>
    <dc:date>2014-04-23T14:48:37</dc:date>
    <meta:editing-duration>PT10M25S</meta:editing-duration>
    <meta:editing-cycles>9</meta:editing-cycles>
    <meta:generator>LibreOffice/3.5$Linux_X86_64 LibreOffice_project/350m1$Build-2</meta:generator>
    <dc:creator>baghdadi </dc:creator>
    <meta:document-statistic meta:object-count="32"/>
  </office:meta>
</office:document-meta>
</file>